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imeoutConfigurableRMIScoketFactory.getOpen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outConfigurableRMIScoketFactory.setReadTimeout( int read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outConfigurableRMIScoketFactory.getRead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outConfigurableRMIScoketFactory.setOpenTimeout( int open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outConfigurableRMIScoketFactory.createServerSocket(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outConfigurableRMIScoketFactory.createSocket( String host ,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